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Market Name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Variety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in Price (Rs./Quintal)</text:p>
          </table:table-cell>
          <table:table-cell table:style-name="ce1" office:value-type="string" calcext:value-type="string">
            <text:p>Max Price (Rs./Quintal)</text:p>
          </table:table-cell>
          <table:table-cell table:style-name="ce1" office:value-type="string" calcext:value-type="string">
            <text:p>Modal Price (Rs./Quintal)</text:p>
          </table:table-cell>
          <table:table-cell table:style-name="ce1" office:value-type="string" calcext:value-type="string">
            <text:p>Price 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date" office:date-value="2023-02-04" calcext:value-type="date">
            <text:p>04/02/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2700" calcext:value-type="float">
            <text:p>2700</text:p>
          </table:table-cell>
          <table:table-cell office:value-type="date" office:date-value="2023-02-02" calcext:value-type="date">
            <text:p>02/02/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2-01" calcext:value-type="date">
            <text:p>01/02/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31" calcext:value-type="date">
            <text:p>31/01/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30" calcext:value-type="date">
            <text:p>30/01/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8" calcext:value-type="date">
            <text:p>28/01/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7" calcext:value-type="date">
            <text:p>27/01/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5" calcext:value-type="date">
            <text:p>25/01/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4" calcext:value-type="date">
            <text:p>24/01/2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3" calcext:value-type="date">
            <text:p>23/01/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1" calcext:value-type="date">
            <text:p>21/01/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20" calcext:value-type="date">
            <text:p>20/01/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9" calcext:value-type="date">
            <text:p>19/01/2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8" calcext:value-type="date">
            <text:p>18/01/2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7" calcext:value-type="date">
            <text:p>17/01/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6" calcext:value-type="date">
            <text:p>16/01/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4" calcext:value-type="date">
            <text:p>14/01/2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3" calcext:value-type="date">
            <text:p>13/01/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2" calcext:value-type="date">
            <text:p>12/01/2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1" calcext:value-type="date">
            <text:p>11/01/2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10" calcext:value-type="date">
            <text:p>10/01/2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3-01-09" calcext:value-type="date">
            <text:p>09/01/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400" calcext:value-type="float">
            <text:p>2400</text:p>
          </table:table-cell>
          <table:table-cell office:value-type="float" office:value="3400" calcext:value-type="float">
            <text:p>3400</text:p>
          </table:table-cell>
          <table:table-cell office:value-type="float" office:value="2800" calcext:value-type="float">
            <text:p>2800</text:p>
          </table:table-cell>
          <table:table-cell office:value-type="date" office:date-value="2023-01-07" calcext:value-type="date">
            <text:p>07/01/2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200" calcext:value-type="float">
            <text:p>2200</text:p>
          </table:table-cell>
          <table:table-cell office:value-type="float" office:value="3200" calcext:value-type="float">
            <text:p>3200</text:p>
          </table:table-cell>
          <table:table-cell office:value-type="float" office:value="2800" calcext:value-type="float">
            <text:p>2800</text:p>
          </table:table-cell>
          <table:table-cell office:value-type="date" office:date-value="2023-01-06" calcext:value-type="date">
            <text:p>06/01/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200" calcext:value-type="float">
            <text:p>2200</text:p>
          </table:table-cell>
          <table:table-cell office:value-type="float" office:value="3200" calcext:value-type="float">
            <text:p>3200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3-01-05" calcext:value-type="date">
            <text:p>05/01/2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200" calcext:value-type="float">
            <text:p>2200</text:p>
          </table:table-cell>
          <table:table-cell office:value-type="float" office:value="3200" calcext:value-type="float">
            <text:p>3200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3-01-04" calcext:value-type="date">
            <text:p>04/01/2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300" calcext:value-type="float">
            <text:p>2300</text:p>
          </table:table-cell>
          <table:table-cell office:value-type="float" office:value="3300" calcext:value-type="float">
            <text:p>3300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3-01-03" calcext:value-type="date">
            <text:p>03/01/2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400" calcext:value-type="float">
            <text:p>2400</text:p>
          </table:table-cell>
          <table:table-cell office:value-type="float" office:value="3400" calcext:value-type="float">
            <text:p>3400</text:p>
          </table:table-cell>
          <table:table-cell office:value-type="float" office:value="2800" calcext:value-type="float">
            <text:p>2800</text:p>
          </table:table-cell>
          <table:table-cell office:value-type="date" office:date-value="2023-01-02" calcext:value-type="date">
            <text:p>02/01/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31" calcext:value-type="date">
            <text:p>31/12/2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30" calcext:value-type="date">
            <text:p>30/12/2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9" calcext:value-type="date">
            <text:p>29/12/2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8" calcext:value-type="date">
            <text:p>28/12/2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7" calcext:value-type="date">
            <text:p>27/12/2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6" calcext:value-type="date">
            <text:p>26/12/2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4" calcext:value-type="date">
            <text:p>24/12/2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3" calcext:value-type="date">
            <text:p>23/12/2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2" calcext:value-type="date">
            <text:p>22/12/2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1" calcext:value-type="date">
            <text:p>21/12/2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20" calcext:value-type="date">
            <text:p>20/12/2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19" calcext:value-type="date">
            <text:p>19/12/2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18" calcext:value-type="date">
            <text:p>18/12/2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17" calcext:value-type="date">
            <text:p>17/12/2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16" calcext:value-type="date">
            <text:p>16/12/2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15" calcext:value-type="date">
            <text:p>15/12/2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2700" calcext:value-type="float">
            <text:p>2700</text:p>
          </table:table-cell>
          <table:table-cell office:value-type="float" office:value="3700" calcext:value-type="float">
            <text:p>37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12-14" calcext:value-type="date">
            <text:p>14/12/2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2-12-13" calcext:value-type="date">
            <text:p>13/12/2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2-12-12" calcext:value-type="date">
            <text:p>12/12/2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2-12-10" calcext:value-type="date">
            <text:p>10/12/2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 Apple</text:p>
          </table:table-cell>
          <table:table-cell office:value-type="string" calcext:value-type="string">
            <text:p>Medium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2-12-09" calcext:value-type="date">
            <text:p>09/12/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18:10:04.851000000</meta:creation-date>
    <dc:date>2023-02-04T18:10:42.478000000</dc:date>
    <meta:editing-duration>PT38S</meta:editing-duration>
    <meta:editing-cycles>1</meta:editing-cycles>
    <meta:document-statistic meta:table-count="1" meta:cell-count="510" meta:object-count="0"/>
    <meta:generator>LibreOffice/7.5.0.3$Windows_X86_64 LibreOffice_project/c21113d003cd3efa8c53188764377a8272d9d6de</meta:generator>
  </office:meta>
</office:document-meta>
</file>